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11cm" svg:height="1.938cm" svg:x="4.209cm" svg:y="1.4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3.652cm" svg:y="1.8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3.019cm" svg:y="2.31cm">
          <text:p text:style-name="P1">test suite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3.574cm" svg:y="6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3.017cm" svg:y="7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2.384cm" svg:y="7.713cm">
          <text:p text:style-name="P1">test su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10.04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11cm" svg:height="1.938cm" svg:x="9.487cm" svg:y="10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11cm" svg:height="1.938cm" svg:x="8.854cm" svg:y="11.215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11cm" svg:height="1.938cm" svg:x="16.379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11cm" svg:height="1.938cm" svg:x="15.822cm" svg:y="1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11cm" svg:height="1.938cm" svg:x="15.189cm" svg:y="10.731cm">
          <text:p text:style-name="P1">st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11cm" svg:height="1.938cm" svg:x="9.748cm" svg:y="7.041cm">
          <text:p text:style-name="P1">set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11cm" svg:height="1.938cm" svg:x="9.674cm" svg:y="15.091cm">
          <text:p text:style-name="P1">cleanup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255cm" svg:y1="4.36cm" svg:x2="5.292cm" svg:y2="6.857cm">
          <text:p/>
        </draw:line>
        <draw:line draw:style-name="gr2" draw:text-style-name="P1" draw:layer="layout" svg:x1="6.596cm" svg:y1="8.571cm" svg:x2="9.615cm" svg:y2="7.975cm">
          <text:p/>
        </draw:line>
        <draw:line draw:style-name="gr2" draw:text-style-name="P1" draw:layer="layout" svg:x1="11.888cm" svg:y1="9.018cm" svg:x2="11.851cm" svg:y2="11.142cm">
          <text:p/>
        </draw:line>
        <draw:line draw:style-name="gr2" draw:text-style-name="P1" draw:layer="layout" svg:x1="13.118cm" svg:y1="12.26cm" svg:x2="15.354cm" svg:y2="12.26cm">
          <text:p/>
        </draw:line>
        <draw:line draw:style-name="gr2" draw:text-style-name="P1" draw:layer="layout" svg:x1="11.59cm" svg:y1="13.192cm" svg:x2="11.553cm" svg:y2="15.0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2-09-23T08:59:13</meta:creation-date>
    <dc:date>2012-09-23T09:13:08</dc:date>
    <dc:creator>Andy </dc:creator>
    <meta:editing-duration>P0D</meta:editing-duration>
    <meta:editing-cycles>1</meta:editing-cycles>
    <meta:document-statistic meta:object-count="19"/>
    <meta:generator>LibreOffice/3.5$Linux_X86_64 LibreOffice_project/350m1$Build-2</meta:generator>
  </office:meta>
</office:document-meta>
</file>